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Liberation Sans1" fo:font-size="16pt" fo:font-weight="bold" officeooo:paragraph-rsid="000f23fb"/>
    </style:style>
    <style:style style:name="P2" style:family="paragraph" style:parent-style-name="Standard">
      <style:paragraph-properties fo:text-align="justify" style:justify-single-word="false"/>
      <style:text-properties style:font-name="Liberation Sans1" fo:font-size="16pt" fo:font-weight="bold" officeooo:rsid="000f23fb" officeooo:paragraph-rsid="000f23fb"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Liberation Sans1" fo:font-size="16pt" fo:font-weight="bold" officeooo:rsid="0013af15" officeooo:paragraph-rsid="001a3d4e"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Liberation Sans1" fo:font-size="16pt" fo:font-weight="bold" officeooo:rsid="00176af1" officeooo:paragraph-rsid="00176af1"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1" fo:font-size="16pt" fo:font-weight="bold" officeooo:rsid="001d4653" officeooo:paragraph-rsid="002065aa" style:font-size-asian="16pt" style:font-weight-asian="bold" style:font-size-complex="16pt" style:font-weight-complex="bold"/>
    </style:style>
    <style:style style:name="P6" style:family="paragraph" style:parent-style-name="Standard">
      <style:paragraph-properties fo:text-align="justify" style:justify-single-word="false"/>
      <style:text-properties style:font-name="Liberation Sans1" fo:font-size="18pt" style:text-underline-style="solid" style:text-underline-width="auto" style:text-underline-color="font-color" officeooo:rsid="000e971d" officeooo:paragraph-rsid="000e971d" style:font-size-asian="18pt" style:font-size-complex="18pt"/>
    </style:style>
    <style:style style:name="P7" style:family="paragraph" style:parent-style-name="Standard">
      <style:paragraph-properties fo:text-align="justify" style:justify-single-word="false"/>
      <style:text-properties style:font-name="Liberation Sans1" fo:font-size="12pt" style:text-underline-style="none" fo:font-weight="normal" officeooo:rsid="000f23fb" officeooo:paragraph-rsid="000f2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1" fo:font-size="12pt" style:text-underline-style="none" fo:font-weight="normal" officeooo:rsid="0012d8a4" officeooo:paragraph-rsid="000f23fb"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1" fo:font-size="12pt" style:text-underline-style="none" fo:font-weight="normal" officeooo:rsid="00170edc" officeooo:paragraph-rsid="00170edc"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1" fo:font-size="12pt" style:text-underline-style="none" fo:font-weight="normal" officeooo:rsid="001a3d4e" officeooo:paragraph-rsid="00176af1"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6pt" fo:font-weight="bold" officeooo:rsid="0026193f" officeooo:paragraph-rsid="0026193f" style:font-size-asian="16pt" style:font-weight-asian="bold" style:font-size-complex="16pt" style:font-weight-complex="bold"/>
    </style:style>
    <style:style style:name="P12" style:family="paragraph" style:parent-style-name="Standard" style:list-style-name="L1">
      <style:paragraph-properties fo:text-align="justify" style:justify-single-word="false"/>
      <style:text-properties style:font-name="Liberation Sans1" fo:font-size="12pt" style:text-underline-style="none" fo:font-weight="normal" officeooo:rsid="001a3d4e" officeooo:paragraph-rsid="001aa64d" style:font-size-asian="12pt" style:font-weight-asian="normal" style:font-size-complex="12pt" style:font-weight-complex="normal"/>
    </style:style>
    <style:style style:name="P13" style:family="paragraph" style:parent-style-name="Standard" style:list-style-name="L1">
      <style:paragraph-properties fo:text-align="justify" style:justify-single-word="false"/>
      <style:text-properties style:font-name="Liberation Sans1" fo:font-size="12pt" style:text-underline-style="none" fo:font-weight="normal" officeooo:rsid="001a3d4e" officeooo:paragraph-rsid="001a3d4e"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writing-mode="lr-tb"/>
      <style:text-properties style:font-name="Liberation Sans1" fo:font-size="12pt" style:text-underline-style="none" fo:font-weight="normal" officeooo:rsid="001a3d4e" officeooo:paragraph-rsid="001a3d4e"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1" fo:font-size="12pt" style:text-underline-style="none" fo:font-weight="normal" officeooo:rsid="00205c3c" officeooo:paragraph-rsid="001eed22" style:font-size-asian="12pt" style:font-weight-asian="normal" style:font-size-complex="12pt" style:font-weight-complex="normal"/>
    </style:style>
    <style:style style:name="P16" style:family="paragraph" style:parent-style-name="Standard" style:list-style-name="L4">
      <style:paragraph-properties fo:text-align="justify" style:justify-single-word="false"/>
      <style:text-properties style:font-name="Liberation Sans1" fo:font-size="12pt" style:text-underline-style="none" fo:font-weight="normal" officeooo:rsid="002418d0" officeooo:paragraph-rsid="002065aa"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officeooo:paragraph-rsid="00269a5c"/>
    </style:style>
    <style:style style:name="P18" style:family="paragraph" style:parent-style-name="Standard" style:list-style-name="L4">
      <style:paragraph-properties fo:text-align="justify" style:justify-single-word="false"/>
      <style:text-properties officeooo:paragraph-rsid="00269a5c"/>
    </style:style>
    <style:style style:name="P19" style:family="paragraph" style:parent-style-name="Standard">
      <style:paragraph-properties fo:text-align="justify" style:justify-single-word="false"/>
      <style:text-properties fo:font-size="16pt" fo:font-weight="bold" officeooo:rsid="0026193f" officeooo:paragraph-rsid="00269a5c" style:font-size-asian="16pt" style:font-weight-asian="bold" style:font-size-complex="16pt" style:font-weight-complex="bold"/>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fo:font-size="12pt" style:text-underline-style="none" fo:font-weight="normal" officeooo:rsid="000f1936" style:font-size-asian="12pt" style:font-weight-asian="normal" style:font-size-complex="12pt" style:font-weight-complex="normal"/>
    </style:style>
    <style:style style:name="T3" style:family="text">
      <style:text-properties fo:font-size="12pt" style:text-underline-style="none" fo:font-weight="normal" officeooo:rsid="000f23fb" style:font-size-asian="12pt" style:font-weight-asian="normal" style:font-size-complex="12pt" style:font-weight-complex="normal"/>
    </style:style>
    <style:style style:name="T4" style:family="text">
      <style:text-properties fo:font-size="12pt" style:text-underline-style="none" fo:font-weight="normal" officeooo:rsid="00111125" style:font-size-asian="12pt" style:font-weight-asian="normal" style:font-size-complex="12pt" style:font-weight-complex="normal"/>
    </style:style>
    <style:style style:name="T5" style:family="text">
      <style:text-properties fo:font-size="12pt" style:text-underline-style="none" fo:font-weight="normal" officeooo:rsid="0012d8a4" style:font-size-asian="12pt" style:font-weight-asian="normal" style:font-size-complex="12pt" style:font-weight-complex="normal"/>
    </style:style>
    <style:style style:name="T6" style:family="text">
      <style:text-properties fo:font-size="12pt" style:text-underline-style="none" fo:font-weight="normal" officeooo:rsid="00155ec3" style:font-size-asian="12pt" style:font-weight-asian="normal" style:font-size-complex="12pt" style:font-weight-complex="normal"/>
    </style:style>
    <style:style style:name="T7" style:family="text">
      <style:text-properties fo:font-size="12pt" style:text-underline-style="none" fo:font-weight="normal" officeooo:rsid="00169f32" style:font-size-asian="12pt" style:font-weight-asian="normal" style:font-size-complex="12pt" style:font-weight-complex="normal"/>
    </style:style>
    <style:style style:name="T8" style:family="text">
      <style:text-properties fo:font-size="12pt" style:text-underline-style="none" fo:font-weight="normal" officeooo:rsid="00170edc" style:font-size-asian="12pt" style:font-weight-asian="normal" style:font-size-complex="12pt" style:font-weight-complex="normal"/>
    </style:style>
    <style:style style:name="T9" style:family="text">
      <style:text-properties fo:font-size="12pt" style:text-underline-style="none" fo:font-weight="normal" officeooo:rsid="001a1111" style:font-size-asian="12pt" style:font-weight-asian="normal" style:font-size-complex="12pt" style:font-weight-complex="normal"/>
    </style:style>
    <style:style style:name="T10" style:family="text">
      <style:text-properties fo:font-size="12pt" style:text-underline-style="none" fo:font-weight="normal" officeooo:rsid="001a3d4e" style:font-size-asian="12pt" style:font-weight-asian="normal" style:font-size-complex="12pt" style:font-weight-complex="normal"/>
    </style:style>
    <style:style style:name="T11" style:family="text">
      <style:text-properties fo:font-size="12pt" style:text-underline-style="none" fo:font-weight="normal" officeooo:rsid="001eed22" style:font-size-asian="12pt" style:font-weight-asian="normal" style:font-size-complex="12pt" style:font-weight-complex="normal"/>
    </style:style>
    <style:style style:name="T12" style:family="text">
      <style:text-properties fo:font-size="12pt" style:text-underline-style="none" fo:font-weight="normal" officeooo:rsid="00205c3c" style:font-size-asian="12pt" style:font-weight-asian="normal" style:font-size-complex="12pt" style:font-weight-complex="normal"/>
    </style:style>
    <style:style style:name="T13" style:family="text">
      <style:text-properties fo:font-size="12pt" style:text-underline-style="none" fo:font-weight="normal" officeooo:rsid="002065aa" style:font-size-asian="12pt" style:font-weight-asian="normal" style:font-size-complex="12pt" style:font-weight-complex="normal"/>
    </style:style>
    <style:style style:name="T14" style:family="text">
      <style:text-properties fo:font-size="12pt" style:text-underline-style="none" fo:font-weight="normal" officeooo:rsid="00269a5c" style:font-size-asian="12pt" style:font-weight-asian="normal" style:font-size-complex="12pt" style:font-weight-complex="normal"/>
    </style:style>
    <style:style style:name="T15" style:family="text">
      <style:text-properties style:text-underline-style="none"/>
    </style:style>
    <style:style style:name="T16" style:family="text">
      <style:text-properties style:text-underline-style="none" officeooo:rsid="000e971d" style:font-size-asian="14pt" style:font-weight-asian="bold" style:font-size-complex="16pt" style:font-weight-complex="bold"/>
    </style:style>
    <style:style style:name="T17" style:family="text">
      <style:text-properties style:text-underline-style="none" officeooo:rsid="0012d8a4"/>
    </style:style>
    <style:style style:name="T18" style:family="text">
      <style:text-properties style:text-underline-style="none" officeooo:rsid="00170edc"/>
    </style:style>
    <style:style style:name="T19" style:family="text">
      <style:text-properties officeooo:rsid="001eed22"/>
    </style:style>
    <style:style style:name="T20" style:family="text">
      <style:text-properties style:font-name="Liberation Sans1" fo:font-size="16pt" style:text-underline-style="none" fo:font-weight="bold" officeooo:rsid="00205c3c" style:font-size-asian="16pt" style:font-weight-asian="bold" style:font-size-complex="16pt" style:font-weight-complex="bold"/>
    </style:style>
    <style:style style:name="T21" style:family="text">
      <style:text-properties style:font-name="Liberation Sans1" fo:font-size="16pt" style:text-underline-style="none" fo:font-weight="bold" officeooo:rsid="002065aa" style:font-size-asian="16pt" style:font-weight-asian="bold" style:font-size-complex="16pt" style:font-weight-complex="bold"/>
    </style:style>
    <style:style style:name="T22" style:family="text">
      <style:text-properties style:font-name="Liberation Sans1" fo:font-size="12pt" style:text-underline-style="none" fo:font-weight="normal" officeooo:rsid="002119ba" style:font-size-asian="12pt" style:font-weight-asian="normal" style:font-size-complex="12pt" style:font-weight-complex="normal"/>
    </style:style>
    <style:style style:name="T23" style:family="text">
      <style:text-properties style:font-name="Liberation Sans1" fo:font-size="12pt" style:text-underline-style="none" fo:font-weight="normal" officeooo:rsid="002418d0" style:font-size-asian="12pt" style:font-weight-asian="normal" style:font-size-complex="12pt" style:font-weight-complex="normal"/>
    </style:style>
    <style:style style:name="T24" style:family="text">
      <style:text-properties style:font-name="Liberation Sans1" fo:font-size="12pt" style:text-underline-style="none" fo:font-weight="normal" officeooo:rsid="00269a5c" style:font-size-asian="12pt" style:font-weight-asian="normal" style:font-size-complex="12pt" style:font-weight-complex="normal"/>
    </style:style>
    <style:style style:name="T25" style:family="text">
      <style:text-properties style:font-name="Liberation Sans1" style:text-underline-style="none"/>
    </style:style>
    <style:style style:name="T26" style:family="text">
      <style:text-properties style:font-name="Liberation Sans1" style:text-underline-style="none" officeooo:rsid="002418d0"/>
    </style:style>
    <style:style style:name="T27" style:family="text">
      <style:text-properties officeooo:rsid="00269a5c"/>
    </style:style>
    <style:style style:name="T28" style:family="text">
      <style:text-properties style:font-name="Liberation Sans1" fo:font-size="12pt" style:text-underline-style="none" fo:font-weight="normal" officeooo:rsid="002418d0" style:font-size-asian="12pt" style:font-weight-asian="normal" style:font-size-complex="12pt" style:font-weight-complex="normal"/>
    </style:style>
    <style:style style:name="T29" style:family="text">
      <style:text-properties style:font-name="Liberation Sans1" fo:font-size="12pt" style:font-size-asian="12pt"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9">­</text:span>Seminar – Presentation Script</text:p>
      <text:p text:style-name="P6"/>
      <text:p text:style-name="P1"><text:span text:style-name="T16">Slide 1: </text:span><text:span text:style-name="T2">Machine Learning – a fascinating concept that revolutionized many industries as well as our daily lives in the last decade. A technology that is always at the tip of our fingers without us noticing its existence </text:span><text:span text:style-name="T3">sometimes</text:span><text:span text:style-name="T2">. </text:span><text:span text:style-name="T3">It could be ChatGPT, a youtube for you page or a stock prediction, all of them are based on the real world data that has been collected throughout the years. As we collect data, we try to find some patterns. Those patterns form – </text:span><text:span text:style-name="T14">what we call</text:span><text:span text:style-name="T3"> a machine learning model. Finally, we make predictions about the data, which we have not seen so far, based on that model.</text:span></text:p>
      <text:p text:style-name="P7"/>
      <text:p text:style-name="P2"><text:span text:style-name="T15">Slide 2: </text:span><text:span text:style-name="T1">So machine learning is </text:span><text:span text:style-name="T14">actually</text:span><text:span text:style-name="T1"> nothing but data preparation plus the algorithms we apply to that data to extract patterns. However, as our data sets get larger, our model get</text:span><text:span text:style-name="T4">s</text:span><text:span text:style-name="T1"> much more complex, thus we need a significant amount of time for the computation </text:span><text:span text:style-name="T4">of</text:span><text:span text:style-name="T1"> </text:span><text:span text:style-name="T4">our model. </text:span><text:span text:style-name="T14">For</text:span><text:span text:style-name="T5"> this case, we </text:span><text:span text:style-name="T14">use</text:span><text:span text:style-name="T5"> the term large-scale machine learning. To deal with the scaling computi</text:span><text:span text:style-name="T14">onal</text:span><text:span text:style-name="T5"> effort, we utilize HPC systems which are composed of multiple computational and storage units. This way, we can parallelize our computations, </text:span><text:span text:style-name="T7">hence</text:span><text:span text:style-name="T5"> reduce the time for training as well as testing.</text:span></text:p>
      <text:p text:style-name="P8"/>
      <text:p text:style-name="P3"><text:span text:style-name="T17">S</text:span><text:span text:style-name="T15">lide 3:</text:span><text:span text:style-name="T1"> TensorFlow is </text:span><text:span text:style-name="T10">a </text:span><text:span text:style-name="T1">framework, </text:span><text:span text:style-name="T6">which enables us to</text:span><text:span text:style-name="T1"> deploy </text:span><text:span text:style-name="T6">and run </text:span><text:span text:style-name="T14">such</text:span><text:span text:style-name="T1"> large-scale machine learn</text:span><text:span text:style-name="T6">ing applications. </text:span><text:span text:style-name="T7">Through its API, we can introduce our data set </text:span><text:span text:style-name="T8">and</text:span><text:span text:style-name="T7"> specify our preferred model</text:span><text:span text:style-name="T8">. TensorFlow’s system </text:span><text:span text:style-name="T9">then takes over and</text:span><text:span text:style-name="T8"> carries out several computations with the ability of mapping them onto a wide variety of hardware, such as a mobile device or an HPC system. </text:span></text:p>
      <text:p text:style-name="P9"/>
      <text:p text:style-name="P4"><text:span text:style-name="T18">S</text:span><text:span text:style-name="T15">lide 4: </text:span><text:span text:style-name="T1">But how exactly </text:span><text:span text:style-name="T11">is it</text:span><text:span text:style-name="T10"> done</text:span><text:span text:style-name="T1">? </text:span><text:span text:style-name="T14">Well, </text:span><text:span text:style-name="T10">TensorFlow represents those computations in a directed dataflow graph, which can be compiled before or during the execution. A graph is typically composed of the following:</text:span></text:p>
      <text:p text:style-name="P10"/>
      <text:list text:style-name="L1">
        <text:list-item>
          <text:p text:style-name="P12">Operation: An operation represents a computation such as addition or matrix dot product.</text:p>
          <text:p text:style-name="P13"/>
        </text:list-item>
        <text:list-item>
          <text:p text:style-name="P13">Node: A node has inputs and outputs. It is an instantiation of an operation.</text:p>
          <text:p text:style-name="P12"/>
        </text:list-item>
        <text:list-item>
          <text:p text:style-name="P12">Tensor: Tensors are multidimensional arrays describing the data. They flow into the nodes as inputs through the edges of a graph. </text:p>
          <text:p text:style-name="P13"/>
        </text:list-item>
        <text:list-item>
          <text:p text:style-name="P13">Edge: Data flows through the edges from one node to another. </text:p>
          <text:p text:style-name="P13"/>
        </text:list-item>
        <text:list-item>
          <text:p text:style-name="P14">Device: Devices are computational units on a machine that are utilized by TensorFlow’s system to execute <text:span text:style-name="T27">operations</text:span>.</text:p>
        </text:list-item>
      </text:list>
      <text:p text:style-name="P9"/>
      <text:p text:style-name="P5"><text:span text:style-name="T18">S</text:span><text:span text:style-name="T15">lide 5: </text:span><text:span text:style-name="T11">After a graph is compiled, it is time to execute it. There are different execution mechanisms, hence different implementations for single and </text:span><text:span text:style-name="T13">distributed</text:span><text:span text:style-name="T11"> systems. Each implementation follows the same standard: Graph is divided into subgraphs. A master and an arbitrary number of worker processes are created. Each worker is responsible for one or more devices. Master distributes each subgraph execution to every single one of workers. </text:span><text:span text:style-name="T12">Finally, the results are collected by the master. As we are going to focus on how to achieve efficiency and scalability while programming with TensorFlow on HPC systems, we first have to take a closer look at the distributed implementation of TensorFlow.</text:span></text:p>
      <text:p text:style-name="P15"/>
      <text:p text:style-name="P17"><text:soft-page-break/><text:span text:style-name="T20">S</text:span><text:span text:style-name="T21">lide 6: </text:span><text:span text:style-name="T22">When it comes to a system with </text:span><text:span text:style-name="T23">a</text:span><text:span text:style-name="T22"> single-device, execution is fairly simple: One master and one worker. All the nodes are mapped to a single device. However, in the case of an HPC system with multiple devices, </text:span><text:span text:style-name="T23">we </text:span><text:span text:style-name="T24">have to</text:span><text:span text:style-name="T23"> </text:span><text:span text:style-name="T24">consider</text:span><text:span text:style-name="T23"> </text:span><text:span text:style-name="T24">3 main </text:span><text:span text:style-name="T23">programming challenges, as to </text:span></text:p>
      <text:list text:style-name="L4">
        <text:list-item>
          <text:p text:style-name="P18"><text:span text:style-name="T23">Which device will execute which subgraph?</text:span></text:p>
        </text:list-item>
        <text:list-item>
          <text:p text:style-name="P18"><text:span text:style-name="T29">How will devices communicate with each other?</text:span></text:p>
        </text:list-item>
        <text:list-item>
          <text:p text:style-name="P18"><text:span text:style-name="T29">How can we efficiently use memory during execution?</text:span></text:p>
          <text:p text:style-name="P16"/>
        </text:list-item>
      </text:list>
      <text:p text:style-name="P19"><text:span text:style-name="T26">S</text:span><text:span text:style-name="T25">lide 7: </text:span><text:span text:style-name="T24">Concerning our first challenge, we have to somehow map each subgraph execution to each of the devices that are available on our system. To do that, TensorFlow uses a greedy algorithm, which is the following: We initialize a deviceMap where keys are the nodes and values are the devices. We traverse the graph and for each node: we initialize a cost model. Then, we select the available devices which can execute the particular subgraph. We iterate through those devices and for each device: we first simulate the execution and measure the execution cost. Execution cost here means the completion time of a node on that device. We then add our result to our cost model for comparison.</text:span></text:p>
      <text:p text:style-name="P11"><text:span text:style-name="T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0">
      <style:text-properties style:font-name="Noto Sans" fo:font-family="'Noto Sans'" style:font-family-generic="roman" style:font-pitch="variable" fo:font-size="96pt" style:font-size-asian="96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8pt" style:font-size-asian="48pt"/>
    </style:style>
    <style:style style:name="Graphic" style:family="paragraph">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Start_7e_LT_7e_Gliederung_20_1" style:display-name="Star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Start_7e_LT_7e_Gliederung_20_2" style:display-name="Start~LT~Gliederung 2" style:family="paragraph" style:parent-style-name="Star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3" style:display-name="Start~LT~Gliederung 3" style:family="paragraph" style:parent-style-name="Star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4" style:display-name="Start~LT~Gliederung 4" style:family="paragraph" style:parent-style-name="Star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tart_7e_LT_7e_Gliederung_20_5" style:display-name="Start~LT~Gliederung 5" style:family="paragraph" style:parent-style-name="Star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6" style:display-name="Start~LT~Gliederung 6" style:family="paragraph" style:parent-style-name="Star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7" style:display-name="Start~LT~Gliederung 7" style:family="paragraph" style:parent-style-name="Star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8" style:display-name="Start~LT~Gliederung 8" style:family="paragraph" style:parent-style-name="Star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Gliederung_20_9" style:display-name="Start~LT~Gliederung 9" style:family="paragraph" style:parent-style-name="Star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rt_7e_LT_7e_Titel" style:display-name="Star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Start_7e_LT_7e_Untertitel" style:display-name="Star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rt_7e_LT_7e_Notizen" style:display-name="Star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rt_7e_LT_7e_Hintergrundobjekte" style:display-name="Star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rt_7e_LT_7e_Hintergrund" style:display-name="Star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gray"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lack"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black-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white"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lue-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orange-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teal-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magenta-title"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DejaVu Sans" fo:font-family="'DejaVu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DejaVu Sans" fo:font-family="'DejaVu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7e_LT_7e_Gliederung_20_1" style:display-name="Inhal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Gliederung_20_2" style:display-name="Inhalt~LT~Gliederung 2" style:family="paragraph" style:parent-style-name="Inhal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3" style:display-name="Inhalt~LT~Gliederung 3" style:family="paragraph" style:parent-style-name="Inhal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4" style:display-name="Inhalt~LT~Gliederung 4" style:family="paragraph" style:parent-style-name="Inhal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7e_LT_7e_Gliederung_20_5" style:display-name="Inhalt~LT~Gliederung 5" style:family="paragraph" style:parent-style-name="Inhal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6" style:display-name="Inhalt~LT~Gliederung 6" style:family="paragraph" style:parent-style-name="Inhal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7" style:display-name="Inhalt~LT~Gliederung 7" style:family="paragraph" style:parent-style-name="Inhal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8" style:display-name="Inhalt~LT~Gliederung 8" style:family="paragraph" style:parent-style-name="Inhal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Gliederung_20_9" style:display-name="Inhalt~LT~Gliederung 9" style:family="paragraph" style:parent-style-name="Inhal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7e_LT_7e_Titel" style:display-name="Inhal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Untertitel" style:display-name="Inhal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Notizen" style:display-name="Inha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nhalt_7e_LT_7e_Hintergrundobjekte" style:display-name="Inhal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7e_LT_7e_Hintergrund" style:display-name="Inhal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7e_LT_7e_Gliederung_20_1" style:display-name="Zwei Inhalte + Tex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Gliederung_20_2" style:display-name="Zwei Inhalte + Text~LT~Gliederung 2" style:family="paragraph" style:parent-style-name="Zwei_20_Inhalte_20__2b__20_Tex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3" style:display-name="Zwei Inhalte + Text~LT~Gliederung 3" style:family="paragraph" style:parent-style-name="Zwei_20_Inhalte_20__2b__20_Tex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4" style:display-name="Zwei Inhalte + Text~LT~Gliederung 4" style:family="paragraph" style:parent-style-name="Zwei_20_Inhalte_20__2b__20_Tex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7e_LT_7e_Gliederung_20_5" style:display-name="Zwei Inhalte + Text~LT~Gliederung 5" style:family="paragraph" style:parent-style-name="Zwei_20_Inhalte_20__2b__20_Tex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6" style:display-name="Zwei Inhalte + Text~LT~Gliederung 6" style:family="paragraph" style:parent-style-name="Zwei_20_Inhalte_20__2b__20_Tex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7" style:display-name="Zwei Inhalte + Text~LT~Gliederung 7" style:family="paragraph" style:parent-style-name="Zwei_20_Inhalte_20__2b__20_Tex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8" style:display-name="Zwei Inhalte + Text~LT~Gliederung 8" style:family="paragraph" style:parent-style-name="Zwei_20_Inhalte_20__2b__20_Tex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Gliederung_20_9" style:display-name="Zwei Inhalte + Text~LT~Gliederung 9" style:family="paragraph" style:parent-style-name="Zwei_20_Inhalte_20__2b__20_Tex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7e_LT_7e_Titel" style:display-name="Zwei Inhalte + Tex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Untertitel" style:display-name="Zwei Inhalte + Tex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Notizen" style:display-name="Zwei Inhalte + Tex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7e_LT_7e_Hintergrundobjekte" style:display-name="Zwei Inhalte + Tex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7e_LT_7e_Hintergrund" style:display-name="Zwei Inhalte + Tex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7e_LT_7e_Gliederung_20_1" style:display-name="zwei Inhalt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Gliederung_20_2" style:display-name="zwei Inhalte~LT~Gliederung 2" style:family="paragraph" style:parent-style-name="zwei_20_Inhalte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3" style:display-name="zwei Inhalte~LT~Gliederung 3" style:family="paragraph" style:parent-style-name="zwei_20_Inhalte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4" style:display-name="zwei Inhalte~LT~Gliederung 4" style:family="paragraph" style:parent-style-name="zwei_20_Inhalte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7e_LT_7e_Gliederung_20_5" style:display-name="zwei Inhalte~LT~Gliederung 5" style:family="paragraph" style:parent-style-name="zwei_20_Inhalte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6" style:display-name="zwei Inhalte~LT~Gliederung 6" style:family="paragraph" style:parent-style-name="zwei_20_Inhalte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7" style:display-name="zwei Inhalte~LT~Gliederung 7" style:family="paragraph" style:parent-style-name="zwei_20_Inhalte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8" style:display-name="zwei Inhalte~LT~Gliederung 8" style:family="paragraph" style:parent-style-name="zwei_20_Inhalte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Gliederung_20_9" style:display-name="zwei Inhalte~LT~Gliederung 9" style:family="paragraph" style:parent-style-name="zwei_20_Inhalte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7e_LT_7e_Titel" style:display-name="zwei Inhalt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Untertitel" style:display-name="zwei Inhalte~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Notizen" style:display-name="zwei Inhalt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7e_LT_7e_Hintergrundobjekte" style:display-name="zwei Inhalte~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7e_LT_7e_Hintergrund" style:display-name="zwei Inhalte~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20__2b__20_Text_7e_LT_7e_Gliederung_20_1" style:display-name="Inhalt + Tex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Gliederung_20_2" style:display-name="Inhalt + Text~LT~Gliederung 2" style:family="paragraph" style:parent-style-name="Inhalt_20__2b__20_Text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3" style:display-name="Inhalt + Text~LT~Gliederung 3" style:family="paragraph" style:parent-style-name="Inhalt_20__2b__20_Text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4" style:display-name="Inhalt + Text~LT~Gliederung 4" style:family="paragraph" style:parent-style-name="Inhalt_20__2b__20_Text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Inhalt_20__2b__20_Text_7e_LT_7e_Gliederung_20_5" style:display-name="Inhalt + Text~LT~Gliederung 5" style:family="paragraph" style:parent-style-name="Inhalt_20__2b__20_Text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6" style:display-name="Inhalt + Text~LT~Gliederung 6" style:family="paragraph" style:parent-style-name="Inhalt_20__2b__20_Text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7" style:display-name="Inhalt + Text~LT~Gliederung 7" style:family="paragraph" style:parent-style-name="Inhalt_20__2b__20_Text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8" style:display-name="Inhalt + Text~LT~Gliederung 8" style:family="paragraph" style:parent-style-name="Inhalt_20__2b__20_Text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Gliederung_20_9" style:display-name="Inhalt + Text~LT~Gliederung 9" style:family="paragraph" style:parent-style-name="Inhalt_20__2b__20_Text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nhalt_20__2b__20_Text_7e_LT_7e_Titel" style:display-name="Inhalt + Tex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Untertitel" style:display-name="Inhalt + Text~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Notizen" style:display-name="Inhalt + Tex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nhalt_20__2b__20_Text_7e_LT_7e_Hintergrundobjekte" style:display-name="Inhalt + Text~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halt_20__2b__20_Text_7e_LT_7e_Hintergrund" style:display-name="Inhalt + Text~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oße_20_Bilder_7e_LT_7e_Gliederung_20_1" style:display-name="große Bilder~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Gliederung_20_2" style:display-name="große Bilder~LT~Gliederung 2" style:family="paragraph" style:parent-style-name="große_20_Bilder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3" style:display-name="große Bilder~LT~Gliederung 3" style:family="paragraph" style:parent-style-name="große_20_Bilder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4" style:display-name="große Bilder~LT~Gliederung 4" style:family="paragraph" style:parent-style-name="große_20_Bilder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große_20_Bilder_7e_LT_7e_Gliederung_20_5" style:display-name="große Bilder~LT~Gliederung 5" style:family="paragraph" style:parent-style-name="große_20_Bilder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6" style:display-name="große Bilder~LT~Gliederung 6" style:family="paragraph" style:parent-style-name="große_20_Bilder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7" style:display-name="große Bilder~LT~Gliederung 7" style:family="paragraph" style:parent-style-name="große_20_Bilder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8" style:display-name="große Bilder~LT~Gliederung 8" style:family="paragraph" style:parent-style-name="große_20_Bilder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Gliederung_20_9" style:display-name="große Bilder~LT~Gliederung 9" style:family="paragraph" style:parent-style-name="große_20_Bilder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große_20_Bilder_7e_LT_7e_Titel" style:display-name="große Bilder~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Untertitel" style:display-name="große Bilder~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Notizen" style:display-name="große Bilder~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große_20_Bilder_7e_LT_7e_Hintergrundobjekte" style:display-name="große Bilder~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große_20_Bilder_7e_LT_7e_Hintergrund" style:display-name="große Bilder~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ilder_20_formatfüllend_7e_LT_7e_Gliederung_20_1" style:display-name="Bilder formatfüllend~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Gliederung_20_2" style:display-name="Bilder formatfüllend~LT~Gliederung 2" style:family="paragraph" style:parent-style-name="Bilder_20_formatfüllend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3" style:display-name="Bilder formatfüllend~LT~Gliederung 3" style:family="paragraph" style:parent-style-name="Bilder_20_formatfüllend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4" style:display-name="Bilder formatfüllend~LT~Gliederung 4" style:family="paragraph" style:parent-style-name="Bilder_20_formatfüllend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ilder_20_formatfüllend_7e_LT_7e_Gliederung_20_5" style:display-name="Bilder formatfüllend~LT~Gliederung 5" style:family="paragraph" style:parent-style-name="Bilder_20_formatfüllend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6" style:display-name="Bilder formatfüllend~LT~Gliederung 6" style:family="paragraph" style:parent-style-name="Bilder_20_formatfüllend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7" style:display-name="Bilder formatfüllend~LT~Gliederung 7" style:family="paragraph" style:parent-style-name="Bilder_20_formatfüllend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8" style:display-name="Bilder formatfüllend~LT~Gliederung 8" style:family="paragraph" style:parent-style-name="Bilder_20_formatfüllend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Gliederung_20_9" style:display-name="Bilder formatfüllend~LT~Gliederung 9" style:family="paragraph" style:parent-style-name="Bilder_20_formatfüllend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ilder_20_formatfüllend_7e_LT_7e_Titel" style:display-name="Bilder formatfüllend~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Untertitel" style:display-name="Bilder formatfüllend~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Notizen" style:display-name="Bilder formatfüllend~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ilder_20_formatfüllend_7e_LT_7e_Hintergrundobjekte" style:display-name="Bilder formatfüllend~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ilder_20_formatfüllend_7e_LT_7e_Hintergrund" style:display-name="Bilder formatfüllend~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20__28_Hintergrund_29__7e_LT_7e_Gliederung_20_1" style:display-name="Zwei Inhalte + Text (Hintergrund)~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6pt" fo:letter-spacing="normal" fo:font-style="normal" fo:text-shadow="none" style:text-underline-style="none" fo:font-weight="normal" style:letter-kerning="true" style:font-name-asian="DejaVu Sans1" style:font-family-asian="'DejaVu Sans'" style:font-family-generic-asian="system" style:font-pitch-asian="variable" style:font-size-asian="16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Gliederung_20_2" style:display-name="Zwei Inhalte + Text (Hintergrund)~LT~Gliederung 2" style:family="paragraph" style:parent-style-name="Zwei_20_Inhalte_20__2b__20_Text_20__28_Hintergrund_29__7e_LT_7e_Gliederung_20_1">
      <style:paragraph-properties fo:margin-top="0.1575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3" style:display-name="Zwei Inhalte + Text (Hintergrund)~LT~Gliederung 3" style:family="paragraph" style:parent-style-name="Zwei_20_Inhalte_20__2b__20_Text_20__28_Hintergrund_29__7e_LT_7e_Gliederung_20_2">
      <style:paragraph-properties fo:margin-top="0.1181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4" style:display-name="Zwei Inhalte + Text (Hintergrund)~LT~Gliederung 4" style:family="paragraph" style:parent-style-name="Zwei_20_Inhalte_20__2b__20_Text_20__28_Hintergrund_29__7e_LT_7e_Gliederung_20_3">
      <style:paragraph-properties fo:margin-top="0.0783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Zwei_20_Inhalte_20__2b__20_Text_20__28_Hintergrund_29__7e_LT_7e_Gliederung_20_5" style:display-name="Zwei Inhalte + Text (Hintergrund)~LT~Gliederung 5" style:family="paragraph" style:parent-style-name="Zwei_20_Inhalte_20__2b__20_Text_20__28_Hintergrund_29__7e_LT_7e_Gliederung_20_4">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6" style:display-name="Zwei Inhalte + Text (Hintergrund)~LT~Gliederung 6" style:family="paragraph" style:parent-style-name="Zwei_20_Inhalte_20__2b__20_Text_20__28_Hintergrund_29__7e_LT_7e_Gliederung_20_5">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7" style:display-name="Zwei Inhalte + Text (Hintergrund)~LT~Gliederung 7" style:family="paragraph" style:parent-style-name="Zwei_20_Inhalte_20__2b__20_Text_20__28_Hintergrund_29__7e_LT_7e_Gliederung_20_6">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8" style:display-name="Zwei Inhalte + Text (Hintergrund)~LT~Gliederung 8" style:family="paragraph" style:parent-style-name="Zwei_20_Inhalte_20__2b__20_Text_20__28_Hintergrund_29__7e_LT_7e_Gliederung_20_7">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Gliederung_20_9" style:display-name="Zwei Inhalte + Text (Hintergrund)~LT~Gliederung 9" style:family="paragraph" style:parent-style-name="Zwei_20_Inhalte_20__2b__20_Text_20__28_Hintergrund_29__7e_LT_7e_Gliederung_20_8">
      <style:paragraph-properties fo:margin-top="0.0398in" fo:margin-bottom="0in" style:contextual-spacing="false" fo:line-height="125%"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Zwei_20_Inhalte_20__2b__20_Text_20__28_Hintergrund_29__7e_LT_7e_Titel" style:display-name="Zwei Inhalte + Text (Hintergrund)~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2pt" fo:letter-spacing="normal" fo:font-style="normal" fo:text-shadow="none" style:text-underline-style="none" fo:font-weight="normal" style:letter-kerning="true" style:font-name-asian="DejaVu Sans1"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Untertitel" style:display-name="Zwei Inhalte + Text (Hintergrund)~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Notizen" style:display-name="Zwei Inhalte + Text (Hintergrund)~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Zwei_20_Inhalte_20__2b__20_Text_20__28_Hintergrund_29__7e_LT_7e_Hintergrundobjekte" style:display-name="Zwei Inhalte + Text (Hintergrund)~LT~Hintergrundobjekte"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Zwei_20_Inhalte_20__2b__20_Text_20__28_Hintergrund_29__7e_LT_7e_Hintergrund" style:display-name="Zwei Inhalte + Text (Hintergrund)~LT~Hintergrund" style:family="paragraph">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7T12:10:51.661076760</meta:creation-date>
    <dc:date>2023-06-28T09:20:50.256047262</dc:date>
    <meta:editing-duration>PT9H4M2S</meta:editing-duration>
    <meta:editing-cycles>23</meta:editing-cycles>
    <meta:generator>LibreOffice/7.5.4.2$Linux_X86_64 LibreOffice_project/f5df176c80caea84288e6d2ddbbc413e4968a422</meta:generator>
    <meta:document-statistic meta:table-count="0" meta:image-count="0" meta:object-count="0" meta:page-count="2" meta:paragraph-count="20" meta:word-count="692" meta:character-count="4086" meta:non-whitespace-character-count="3416"/>
  </office:meta>
</office:document-meta>
</file>